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9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solid" style:text-underline-width="auto" style:text-underline-color="font-color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14"/>
        <table:table-column table:style-name="co1" table:default-cell-style-name="ce8"/>
        <table:table-column table:style-name="co1" table:default-cell-style-name="ce44"/>
        <table:table-column table:style-name="co1" table:default-cell-style-name="ce10"/>
        <table:table-column table:style-name="co1" table:default-cell-style-name="ce62"/>
        <table:table-row table:style-name="ro1" table:number-rows-repeated="7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5"/>
          <table:table-cell table:style-name="Default"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5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4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4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4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4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4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4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table:style-name="ce14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4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number-columns-repeated="3" table:style-name="ce44"/>
          <table:covered-table-cell table:style-name="ce7"/>
          <table:covered-table-cell table:style-name="ce44"/>
          <table:covered-table-cell table:style-name="Default"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4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4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4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4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4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table:style-name="ce14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4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44"/>
          <table:covered-table-cell table:style-name="ce7"/>
          <table:covered-table-cell table:style-name="ce44"/>
          <table:covered-table-cell table:style-name="ce7"/>
          <table:covered-table-cell table:style-name="ce44"/>
          <table:covered-table-cell table:style-name="Default"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4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4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6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Mezclar los items del inventario, </text:p>
            <text:p>cada 10 segundos,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Los movimientos se invierten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Evento Corrupto al azar</text:p>
          </table:table-cell>
          <table:covered-table-cell table:style-name="ce58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6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table:style-name="ce55"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2"/>
          <table:covered-table-cell table:number-columns-repeated="4" table:style-name="ce48"/>
          <table:covered-table-cell table:style-name="ce42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17"/>
          <table:covered-table-cell table:number-columns-repeated="4" table:style-name="ce50"/>
          <table:covered-table-cell table:style-name="ce38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7" calcext:value-type="float" table:number-columns-spanned="1" table:number-rows-spanned="2">
            <text:p>27</text:p>
          </table:table-cell>
          <table:table-cell table:style-name="ce14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3"/>
          <table:covered-table-cell table:style-name="ce14"/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4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number-columns-repeated="3" table:style-name="ce44"/>
          <table:covered-table-cell/>
          <table:covered-table-cell table:style-name="ce1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2:09:27.3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7T22:27:55.571000000</dc:date>
    <meta:editing-duration>P1DT8H10M5S</meta:editing-duration>
    <meta:editing-cycles>23</meta:editing-cycles>
    <meta:generator>LibreOffice/7.3.2.2$Windows_X86_64 LibreOffice_project/49f2b1bff42cfccbd8f788c8dc32c1c309559be0</meta:generator>
    <meta:document-statistic meta:table-count="1" meta:cell-count="146" meta:object-count="0"/>
  </office:meta>
</office:document-meta>
</file>